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7ef1" officeooo:paragraph-rsid="001a7b4f"/>
    </style:style>
    <style:style style:name="P2" style:family="paragraph" style:parent-style-name="Standard">
      <style:text-properties officeooo:rsid="00187ef1" officeooo:paragraph-rsid="0019a3d8"/>
    </style:style>
    <style:style style:name="P3" style:family="paragraph" style:parent-style-name="Standard">
      <style:text-properties fo:font-size="12pt" officeooo:rsid="00187ef1" officeooo:paragraph-rsid="001955f2" style:font-size-asian="10.5pt" style:font-size-complex="12pt"/>
    </style:style>
    <style:style style:name="P4" style:family="paragraph" style:parent-style-name="Standard">
      <style:text-properties fo:font-size="12pt" officeooo:rsid="0019a3d8" officeooo:paragraph-rsid="001a7b4f" style:font-size-asian="10.5pt" style:font-size-complex="12pt"/>
    </style:style>
    <style:style style:name="P5" style:family="paragraph" style:parent-style-name="Heading_20_3">
      <style:text-properties officeooo:rsid="001955f2" officeooo:paragraph-rsid="001955f2"/>
    </style:style>
    <style:style style:name="T1" style:family="text">
      <style:text-properties fo:font-size="12pt" style:font-size-asian="10.5pt" style:font-size-complex="12pt"/>
    </style:style>
    <style:style style:name="T2" style:family="text">
      <style:text-properties fo:font-size="12pt" officeooo:rsid="0019a3d8" style:font-size-asian="10.5pt" style:font-size-complex="12pt"/>
    </style:style>
    <style:style style:name="T3" style:family="text">
      <style:text-properties fo:font-size="12pt" officeooo:rsid="001a7b4f"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V</text:span><text:span text:style-name="T6">oraldo</text:span></text:p>
      <text:h text:style-name="P5" text:outline-level="3">Background</text:h>
      <text:p text:style-name="P3"/>
      <text:p text:style-name="P1"><text:span text:style-name="T1"><text:tab/></text:span><text:span text:style-name="T2">In the early 90s, there was some development of </text:span><text:span text:style-name="T3">volume</text:span><text:span text:style-name="T2"> graphics, a concept which defines models </text:span><text:span text:style-name="T3">with discrete cells - at any given point within the model, a value can be determined from the contents of the corresponding cell which will tell what color the model is at that point. Due to memory limitations, polygonal graphics have been by far the more prevalent method of modeling geometry.</text:span></text:p>
      <text:p text:style-name="P4"/>
      <text:p text:style-name="P1"><text:span text:style-name="T2"><text:tab/>In recent years, the amount of memory and memory bandwidth available on consumer-grade graphics hardware has skyrocketed. This memory is used to hold information on geometry to be rendered, </text:span><text:span text:style-name="T3">using points, lines or triangles</text:span><text:span text:style-name="T2">, as well as textures that can be used to apply image data to the rendered geometry. </text:span></text:p>
      <text:p text:style-name="P4"/>
      <text:p text:style-name="P2"><text:span text:style-name="T1"><text:tab/>This project consists of two programs – </text:span><text:span text:style-name="T4">gen</text:span><text:span text:style-name="T1">, which generates a voxel model out of various primitives, and </text:span><text:span text:style-name="T4">vu</text:span><text:span text:style-name="T1">, which takes in a model generated by gen and allows realtime viewing using 3D textures in OpenG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01:36:44.258281171</meta:creation-date>
    <dc:date>2019-06-07T01:37:42.384409855</dc:date>
    <meta:editing-duration>PT59S</meta:editing-duration>
    <meta:editing-cycles>1</meta:editing-cycles>
    <meta:generator>LibreOffice/6.2.4.2.0$Linux_X86_64 LibreOffice_project/20$Build-2</meta:generator>
    <meta:document-statistic meta:table-count="0" meta:image-count="0" meta:object-count="0" meta:page-count="1" meta:paragraph-count="5" meta:word-count="154" meta:character-count="924" meta:non-whitespace-character-count="769"/>
  </office:meta>
</office:document-meta>
</file>